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E000001F2F4790602D2CE12F0.png" manifest:media-type="image/png"/>
  <manifest:file-entry manifest:full-path="Pictures/100000000000021C000000FAC6460A9059588EA0.png" manifest:media-type="image/png"/>
  <manifest:file-entry manifest:full-path="Pictures/100000010000014B000003193F46A10C45C0900D.png" manifest:media-type="image/png"/>
  <manifest:file-entry manifest:full-path="Pictures/1000000100000100000001004508BC70023A20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28cm" svg:height="9.028cm" svg:x="6.28cm" svg:y="9.455cm">
          <draw:image xlink:href="Pictures/1000000100000100000001004508BC70023A20D1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6.086cm" draw:transform="rotate (1.5707963267949) translate (6.397cm 12.777cm)">
          <draw:image xlink:href="Pictures/100000010000014B000003193F46A10C45C0900D.png" xlink:type="simple" xlink:show="embed" xlink:actuate="onLoad" draw:mime-type="image/png">
            <text:p/>
          </draw:image>
        </draw:frame>
        <draw:frame draw:style-name="gr1" draw:text-style-name="P1" draw:layer="layout" svg:width="1.986cm" svg:height="0.919cm" draw:transform="skewX (0.0010471975511966) rotate (1.56381500978692) translate (12.522cm 12.455cm)">
          <draw:image xlink:href="Pictures/100000000000021C000000FAC6460A9059588EA0.png" xlink:type="simple" xlink:show="embed" xlink:actuate="onLoad" draw:mime-type="image/png">
            <text:p/>
          </draw:image>
        </draw:frame>
        <draw:frame draw:style-name="gr1" draw:text-style-name="P1" draw:layer="layout" svg:width="1.588cm" svg:height="1.712cm" draw:transform="rotate (1.5707963267949) translate (13.6cm 12.29cm)">
          <draw:image xlink:href="Pictures/10000001000001CE000001F2F4790602D2CE12F0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733cm" svg:height="6.548cm" svg:x="9.062cm" svg:y="10.207cm">
          <draw:image xlink:href="Pictures/100000010000014B000003193F46A10C45C0900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01T15:54:12.399875846</dc:date>
    <meta:editing-duration>PT2M2S</meta:editing-duration>
    <meta:editing-cycles>1</meta:editing-cycles>
    <meta:document-statistic meta:object-count="5"/>
    <meta:generator>LibreOffice/7.3.7.2$Linux_X86_64 LibreOffice_project/30$Build-2</meta:generator>
  </office:meta>
</office:document-meta>
</file>